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Standard">
      <style:paragraph-properties fo:margin-left="0cm" fo:margin-right="0cm" fo:text-indent="1.501cm" style:auto-text-indent="false"/>
    </style:style>
    <style:style style:name="P8" style:family="paragraph" style:parent-style-name="Standard">
      <style:paragraph-properties fo:margin-left="0cm" fo:margin-right="0cm" fo:text-indent="1.501cm" style:auto-text-indent="false"/>
      <style:text-properties style:font-name="Cambria" fo:font-size="14pt" style:font-size-asian="14pt"/>
    </style:style>
    <style:style style:name="P9" style:family="paragraph" style:parent-style-name="Standard">
      <style:paragraph-properties fo:margin-left="0cm" fo:margin-right="0cm" fo:text-indent="1.501cm" style:auto-text-indent="false"/>
      <style:text-properties style:font-name="Cambria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indent="1.501cm" style:auto-text-indent="false"/>
      <style:text-properties style:font-name="Cambria"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margin-left="0cm" fo:margin-right="0cm" fo:text-indent="1.501cm" style:auto-text-indent="false"/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3" style:font-size-asian="14pt" style:font-style-asian="normal" style:font-weight-asian="normal" style:font-name-complex="Times New Roman3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 fo:font-size="14pt" fo:font-style="italic" style:font-size-asian="14pt" style:font-style-asian="italic"/>
    </style:style>
    <style:style style:name="T3" style:family="text">
      <style:text-properties style:font-name="Cambria" fo:font-size="14pt" fo:font-style="italic" style:font-size-asian="14pt" style:font-style-asian="italic" style:font-style-complex="italic"/>
    </style:style>
    <style:style style:name="T4" style:family="text">
      <style:text-properties style:font-name="Cambria" fo:font-size="14pt" style:font-size-asian="14pt"/>
    </style:style>
    <style:style style:name="T5" style:family="text">
      <style:text-properties style:font-name="Cambria" fo:font-size="14pt" fo:language="en" fo:country="US" fo:font-style="italic" style:font-size-asian="14pt" style:font-style-asian="italic"/>
    </style:style>
    <style:style style:name="T6" style:family="text">
      <style:text-properties style:font-name="Cambria" fo:font-size="14pt" fo:language="en" fo:country="US" fo:font-weight="normal" style:font-size-asian="14pt" style:font-weight-asian="normal" style:font-weight-complex="normal"/>
    </style:style>
    <style:style style:name="T7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tyle-complex="italic" style:font-weight-complex="normal"/>
    </style:style>
    <style:style style:name="T8" style:family="text">
      <style:text-properties style:font-name="Cambria" fo:font-size="14pt" fo:language="ru" fo:country="RU" fo:font-weight="normal" style:font-size-asian="14pt" style:font-weight-asian="normal" style:font-weight-complex="normal"/>
    </style:style>
    <style:style style:name="T9" style:family="text">
      <style:text-properties style:text-position="-33% 58%" style:font-name="Cambria" fo:font-size="14pt" fo:language="en" fo:country="US" fo:font-weight="normal" style:font-size-asian="14pt" style:font-weight-asian="normal" style:font-weight-complex="normal"/>
    </style:style>
    <style:style style:name="T10" style:family="text">
      <style:text-properties style:text-position="-33% 58%" style:font-name="Cambria" fo:font-size="14pt" fo:language="ru" fo:country="RU" fo:font-weight="normal" style:font-size-asian="14pt" style:font-weight-asian="normal" style:font-weight-complex="normal"/>
    </style:style>
    <style:style style:name="T11" style:family="text">
      <style:text-properties style:text-position="0% 100%" style:font-name="Cambria" fo:font-size="14pt" fo:language="en" fo:country="US" fo:font-weight="normal" style:font-size-asian="14pt" style:font-weight-asian="normal" style:font-weight-complex="normal"/>
    </style:style>
    <style:style style:name="T12" style:family="text">
      <style:text-properties style:text-position="0% 100%" style:font-name="Cambria" fo:font-size="14pt" fo:language="ru" fo:country="RU" fo:font-weight="normal" style:font-size-asian="14pt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11cm" svg:height="0.82cm" draw:z-index="0"><draw:image xlink:href="../images/0039.png" xlink:type="simple" xlink:show="embed" xlink:actuate="onLoad"/></draw:frame></text:p>
          </table:table-cell>
          <table:table-cell table:style-name="Table1.B1" office:value-type="string">
            <text:h text:style-name="P2" text:outline-level="1">Циклограмм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4.05cm" svg:height="2.799cm" draw:z-index="1"><draw:image xlink:href="../images/003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8">Блок реализует функции управляемого функционального генератора и предоставляет возможность задания произвольных периодических функций в виде последовательности опорных точек, которые интерполируются в соответствии с выбранным методом. Позволяет заменить блоки типа «Меандр», «Треугольный сигнал», «Пила», «Обратная пила», «Кусочно-постоянная» и расширить их возможности.</text:p>
            <text:p text:style-name="P9">Входы:</text:p>
            <text:p text:style-name="P7"><text:span text:style-name="T2">StateFlag</text:span><text:span text:style-name="T4"> – управляющий вход. Может иметь 3 состояния: 0 – источник выключен; 1 – источник включен; 2 – источник установлен на паузу. В случае выключения источника, на выходе устанавливается начальное значение циклограммы.</text:span></text:p>
            <text:p text:style-name="P7"><text:span text:style-name="T2">Modulation</text:span><text:span text:style-name="T4"> – дополнительный вход, включающийся в свойствах блока, позволяет задавать скорость выполнения циклограммы заданием на нем коэффициента ускорения относительно модельного времени.</text:span></text:p>
            <text:p text:style-name="P9">Выходы:</text:p>
            <text:p text:style-name="P7"><text:span text:style-name="T5">OutValue</text:span><text:span text:style-name="T4"> – функциональный выход блока. Имеет значение в соответствии с текущим моментом времени заданной циклограммы, если блок в работе.</text:span></text:p>
            <text:p text:style-name="P7"><text:span text:style-name="T5">EndOfCycle</text:span><text:span text:style-name="T4"> – дискретный выход. В моменты окончания циклограммы переключается в единицу. Переключение происходит импульсно, если блок настроен на циклическое выполнение функции.</text:span></text:p>
            <text:p text:style-name="P7"><text:span text:style-name="T2">CYCLETIME</text:span><text:span text:style-name="T4"> – дополнительных выход, включающийся в свойствах блока, показывает текущее время циклограммы.</text:span></text:p>
            <text:p text:style-name="P10">Свойства блока:</text:p>
            <text:p text:style-name="P11"><text:span text:style-name="T3">Временные отсчеты, сек</text:span><text:span text:style-name="T4"> — массив времён для табличного представления произвольной функции.</text:span></text:p>
            <text:p text:style-name="P11"><text:span text:style-name="T3">Значения</text:span><text:span text:style-name="T4"> — массив значений функции в соответствующие участки времени.</text:span></text:p>
            <text:p text:style-name="P7"><text:span text:style-name="T7">Циклический источник </text:span><text:span text:style-name="T8">— опция указывает выполнится ли функция на выходе только один раз или будет выполняться циклично. Если установлено значение «НЕТ», то после однократного воспроизведения функции, на выходе блока, остается последнее значение функции.</text:span></text:p>
            <text:p text:style-name="P7"><text:span text:style-name="T7">Метод интерполяции выхода</text:span><text:span text:style-name="T8"> — выбор способа интерполяции (соединения соседних точек). Либо ступенчатый (соединение точек ступенькой), либо линейный (соединение точек линейной функцией).</text:span></text:p>
            <text:p text:style-name="P7"><text:span text:style-name="T7">Вывод времени цикла</text:span><text:span text:style-name="T8"> — включение либо выключение дополнительного выхода </text:span><text:span text:style-name="T6">(CYCLETIME)</text:span><text:span text:style-name="T8">, показывающего текущий момент времени заданной функции (циклограммы). </text:span></text:p>
            <text:p text:style-name="P7"><text:span text:style-name="T7">Вход для задания коэффициента ускорения</text:span><text:span text:style-name="T8"> — включение либо выключение </text:span><text:soft-page-break/><text:span text:style-name="T8">дополнительного входа, позволяющего управлять скоростью выполнения циклограммы с помощью задания на нем коэффициента ускорения относительно модельного времени.</text:span></text:p>
            <text:p text:style-name="P7"><text:span text:style-name="T8">Произвольная функция (циклограмма) задается в свойствах блока в табличном виде </text:span><text:span text:style-name="T6">([x</text:span><text:span text:style-name="T9">1</text:span><text:span text:style-name="T11">, x</text:span><text:span text:style-name="T9">i</text:span><text:span text:style-name="T11">, x</text:span><text:span text:style-name="T9">n</text:span><text:span text:style-name="T11">], [y</text:span><text:span text:style-name="T9">1</text:span><text:span text:style-name="T11">, y</text:span><text:span text:style-name="T9">i</text:span><text:span text:style-name="T11">, y</text:span><text:span text:style-name="T9">n</text:span><text:span text:style-name="T11">])</text:span><text:span text:style-name="T12">, причем значение функции </text:span><text:span text:style-name="T11">y</text:span><text:span text:style-name="T9">i</text:span><text:span text:style-name="T11"> </text:span><text:span text:style-name="T12">поддерживается ДО момента времени </text:span><text:span text:style-name="T11">x</text:span><text:span text:style-name="T10">i</text:span><text:span text:style-name="T11">. </text:span><text:span text:style-name="T12">После чего происходит переключение на значение функции <text:s/></text:span><text:span text:style-name="T11">y</text:span><text:span text:style-name="T9">i</text:span><text:span text:style-name="T10">+1</text:span><text:span text:style-name="T12">, которое в свою очередь поддерживается на выходе до момента времени <text:s/></text:span><text:span text:style-name="T11">x</text:span><text:span text:style-name="T9">i+1</text:span><text:span text:style-name="T11">. </text:span></text:p>
            <text:p text:style-name="P12">Блок <text:span text:style-name="T1">векторизован</text:span>. Может происходить обработка сразу нескольких циклограмм. При этом временные отсчеты и значения, указываемые в свойствах блока, задаются в виде массива векторов, где каждый вектор соответствует своей циклограмм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авнивающее устройство</dc:title>
    <dc:date>2015-10-27T15:16:42.10</dc:date>
    <meta:generator>OpenOffice/4.1.1$Win32 OpenOffice.org_project/411m6$Build-9775</meta:generator>
    <meta:editing-duration>PT2H11M37S</meta:editing-duration>
    <meta:editing-cycles>52</meta:editing-cycles>
    <meta:document-statistic meta:table-count="1" meta:image-count="2" meta:object-count="0" meta:page-count="2" meta:paragraph-count="23" meta:word-count="349" meta:character-count="2788"/>
  </office:meta>
</office:document-meta>
</file>